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62D95A27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face style:name="Lucida Sans1" svg:font-family="'Lucida Sans'" style:font-family-generic="swiss"/>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style:font-name="ＭＳ 明朝" fo:font-size="16pt" style:font-name-asian="ＭＳ 明朝" style:font-size-asian="16pt" style:font-size-complex="16pt"/>
    </style:style>
    <style:style style:name="P2"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3" style:family="paragraph" style:parent-style-name="Standard">
      <style:paragraph-properties fo:text-align="center" style:justify-single-word="false"/>
      <style:text-properties style:font-name="ＭＳ 明朝" fo:font-size="24pt" style:font-name-asian="ＭＳ 明朝" style:font-size-asian="24pt" style:font-size-complex="24pt"/>
    </style:style>
    <style:style style:name="P4"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5" style:family="paragraph" style:parent-style-name="Standard">
      <style:paragraph-properties fo:text-align="justify" style:justify-single-word="false"/>
      <style:text-properties style:font-name="ＭＳ 明朝" fo:font-size="18pt" style:font-name-asian="ＭＳ 明朝" style:font-size-asian="18pt" style:font-size-complex="18pt"/>
    </style:style>
    <style:style style:name="P6" style:family="paragraph" style:parent-style-name="Standard">
      <style:paragraph-properties fo:text-align="justify" style:justify-single-word="false"/>
      <style:text-properties style:font-name="ＭＳ 明朝" fo:font-size="14pt" fo:font-weight="normal" style:font-name-asian="ＭＳ 明朝"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ＭＳ 明朝" fo:font-size="14pt" style:font-name-asian="ＭＳ 明朝" style:font-size-asian="14pt" style:font-size-complex="14pt"/>
    </style:style>
    <style:style style:name="P8" style:family="paragraph" style:parent-style-name="Standard" style:list-style-name="L1">
      <style:paragraph-properties fo:text-align="justify" style:justify-single-word="false"/>
      <style:text-properties style:font-name="ＭＳ 明朝" fo:font-size="14pt" style:font-name-asian="ＭＳ 明朝" style:font-size-asian="14pt" style:font-size-complex="14pt"/>
    </style:style>
    <style:style style:name="P9" style:family="paragraph" style:parent-style-name="Standard">
      <style:paragraph-properties fo:text-align="justify" style:justify-single-word="false"/>
      <style:text-properties style:font-name="ＭＳ 明朝" fo:font-size="12pt" style:font-name-asian="ＭＳ 明朝" style:font-size-asian="12pt" style:font-size-complex="12pt"/>
    </style:style>
    <style:style style:name="P10" style:family="paragraph" style:parent-style-name="Standard" style:list-style-name="L2">
      <style:paragraph-properties fo:text-align="justify" style:justify-single-word="false"/>
      <style:text-properties style:font-name="ＭＳ 明朝" fo:font-size="12pt" style:font-name-asian="ＭＳ 明朝" style:font-size-asian="12pt" style:font-size-complex="12pt"/>
    </style:style>
    <style:style style:name="P11" style:family="paragraph" style:parent-style-name="Standard" style:list-style-name="L3">
      <style:paragraph-properties fo:text-align="justify" style:justify-single-word="false"/>
      <style:text-properties style:font-name="ＭＳ 明朝" fo:font-size="12pt" style:font-name-asian="ＭＳ 明朝" style:font-size-asian="12pt" style:font-size-complex="12pt"/>
    </style:style>
    <style:style style:name="P12" style:family="paragraph" style:parent-style-name="Standard" style:list-style-name="L1">
      <style:paragraph-properties fo:text-align="justify" style:justify-single-word="false"/>
      <style:text-properties style:font-name="ＭＳ 明朝" fo:font-size="12pt" style:font-name-asian="ＭＳ 明朝" style:font-size-asian="12pt" style:font-size-complex="12pt"/>
    </style:style>
    <style:style style:name="P13" style:family="paragraph" style:parent-style-name="Standard" style:list-style-name="L4">
      <style:paragraph-properties fo:text-align="justify" style:justify-single-word="false"/>
      <style:text-properties style:font-name="ＭＳ 明朝" fo:font-size="12pt" style:font-name-asian="ＭＳ 明朝" style:font-size-asian="12pt" style:font-size-complex="12pt"/>
    </style:style>
    <style:style style:name="P14" style:family="paragraph" style:parent-style-name="Standard" style:list-style-name="L5">
      <style:paragraph-properties fo:text-align="justify" style:justify-single-word="false"/>
      <style:text-properties style:font-name="ＭＳ 明朝" fo:font-size="12pt" style:font-name-asian="ＭＳ 明朝" style:font-size-asian="12pt" style:font-size-complex="12pt"/>
    </style:style>
    <style:style style:name="P15" style:family="paragraph" style:parent-style-name="Standard"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6" style:family="paragraph" style:parent-style-name="Standard" style:list-style-name="L1">
      <style:paragraph-properties fo:margin-left="1.27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7"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8"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9"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ＭＳ 明朝" fo:font-size="12pt" style:font-name-asian="ＭＳ 明朝" style:font-size-asian="12pt" style:font-size-complex="12pt"/>
    </style:style>
    <style:style style:name="P20" style:family="paragraph" style:parent-style-name="Standard" style:master-page-name="">
      <style:paragraph-properties fo:margin-left="1.236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21" style:family="paragraph" style:parent-style-name="Standard">
      <style:paragraph-properties fo:margin-left="1.23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22" style:family="paragraph" style:parent-style-name="Standard">
      <style:paragraph-properties fo:margin-left="1.49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2014年11月26日</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イントロダクション</text:p>
      <text:p text:style-name="P7"/>
      <text:p text:style-name="P9">作成者：小坂田 （V担当）</text:p>
      <text:p text:style-name="P7"/>
      <text:list xml:id="list1390803021" text:style-name="L1">
        <text:list-item>
          <text:p text:style-name="P8">アプリケーションの目的</text:p>
        </text:list-item>
      </text:list>
      <text:p text:style-name="P20">　現在の研究室配属では、各研究室の詳細な情報が教員側から学生側にのみ大きく依存しているために、学生間での情報の共有が上手く行われていない状況にある。また、研究室訪問が可能である期間が凡そ1ヶ月間と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21">　そこで本アプリケーションでは、各研究室の様々な情報を学生同士でも共有できるようにすることで学生の研究室選びを補助することを目的として開発を行う。</text:p>
      <text:p text:style-name="P21">　本アプリケーションの目的は以下のとおりである。</text:p>
      <text:list xml:id="list802156505" text:style-name="L2">
        <text:list-item>
          <text:p text:style-name="P10"><text:soft-page-break/>各研究室の情報を学生間の間でも共有できるようにする。</text:p>
        </text:list-item>
        <text:list-item>
          <text:p text:style-name="P10">教員側は、その研究室の生の評価を参照することができる。</text:p>
        </text:list-item>
      </text:list>
      <text:p text:style-name="P9"/>
      <text:list xml:id="list1664384878" text:continue-list="list1390803021" text:style-name="L1">
        <text:list-item>
          <text:p text:style-name="P8">アプリケーションの範囲</text:p>
          <text:p text:style-name="P17">　本アプリケーションは「ラボナビ」呼び、研究室情報共有サービスを提供する。</text:p>
          <text:p text:style-name="P17">　情報共有サービスとは、 ユーザーからの口コミを収集し相互に情報を共有する場を提供するサービスである。次に挙げるような機能を持っている。</text:p>
          <text:p text:style-name="P16"/>
        </text:list-item>
      </text:list>
      <text:list xml:id="list877323822" text:style-name="L3">
        <text:list-item>
          <text:p text:style-name="P11">ユーザーが情報を投稿できる。</text:p>
        </text:list-item>
        <text:list-item>
          <text:p text:style-name="P11">ユーザーがコメントを残すことができる。</text:p>
        </text:list-item>
        <text:list-item>
          <text:p text:style-name="P11">上記のコメントに対して自他ともにコメントすることができる。</text:p>
        </text:list-item>
        <text:list-item>
          <text:p text:style-name="P11">各ユーザーがメールボックスを所持している。</text:p>
        </text:list-item>
        <text:list-item>
          <text:p text:style-name="P11">上記のメールボックスにおいて様々な情報を送受信することができる。</text:p>
        </text:list-item>
        <text:list-item>
          <text:p text:style-name="P11">各トピックに対して評価・ランク付けすることができる。</text:p>
        </text:list-item>
        <text:list-item>
          <text:p text:style-name="P11">ユーザーのマイページを作成できる。</text:p>
        </text:list-item>
        <text:list-item>
          <text:p text:style-name="P11">ユーザーのフレンド登録をできる。</text:p>
        </text:list-item>
      </text:list>
      <text:p text:style-name="P9"/>
      <text:p text:style-name="P15">　本アプリケーションが提供するのはユーザーが情報をアップロードする機能、各トピックに対して評価・ランク付けすることができるようにする機能のみとする。</text:p>
      <text:p text:style-name="P22"/>
      <text:p text:style-name="P9"/>
      <text:list xml:id="list738359077" text:continue-list="list1664384878" text:style-name="L1">
        <text:list-item>
          <text:p text:style-name="P8">アプリケーションの概要</text:p>
          <text:p text:style-name="P12">　本アプリケーションは、情報共有サービスを提供するものである。本アプリケーションのユーザーは次に挙げる機能を使用することができる。</text:p>
        </text:list-item>
      </text:list>
      <text:list xml:id="list1494036205" text:style-name="L4">
        <text:list-header>
          <text:p text:style-name="P13"/>
        </text:list-header>
        <text:list-item>
          <text:p text:style-name="P13">学生が各研究室に対して評価を付ける事が出来る。</text:p>
        </text:list-item>
        <text:list-item>
          <text:p text:style-name="P13">研究室の評価ランキングを表示する事が出来る。</text:p>
        </text:list-item>
        <text:list-item>
          <text:p text:style-name="P13">教員が自身の研究室の情報を投稿する事が出来る。</text:p>
        </text:list-item>
        <text:list-item>
          <text:p text:style-name="P13">学生、教員が研究室情報を閲覧することが出来る。</text:p>
        </text:list-item>
      </text:list>
      <text:p text:style-name="P9"/>
      <text:list xml:id="list1984195126" text:continue-list="list738359077" text:style-name="L1">
        <text:list-item>
          <text:p text:style-name="P8">アプリケーションの条件</text:p>
          <text:p text:style-name="P19">　　本アプリケーションに課された条件は、以下のとおりである。</text:p>
          <text:p text:style-name="P12"/>
        </text:list-item>
      </text:list>
      <text:list xml:id="list675493217" text:style-name="L5">
        <text:list-item>
          <text:p text:style-name="P14">プログラミング言語としてJavaScriptとJavaを使用すること。</text:p>
        </text:list-item>
        <text:list-item>
          <text:p text:style-name="P14">サーブレットコンテナとしてJettyを使用すること。</text:p>
        </text:list-item>
      </text:list>
      <text:p text:style-name="P7"/>
      <text:p text:style-name="P7"/>
      <text:p text:style-name="P7"/>
      <text:p text:style-name="P2"/>
      <text:p text:style-name="P7">ユースケース図とユースケース記述</text:p>
      <text:p text:style-name="P7"/>
      <text:p text:style-name="P9">作成者：・・・天満（SCM担当）</text:p>
      <text:p text:style-name="P2"><draw:frame draw:style-name="fr1" draw:name="グラフィックス1" text:anchor-type="paragraph" svg:width="14.288cm" svg:height="12.106cm" draw:z-index="0"><draw:image xlink:href="Pictures/10000000000002D000000262D95A278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OpenSymbol" svg:font-family="OpenSymbol"/>
    <style:font-face style:name="Lucida Sans1" svg:font-family="'Lucida Sans'" style:font-family-generic="swiss"/>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PGothic"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26T13:59:19</meta:creation-date>
    <dc:date>2014-11-30T23:14:41</dc:date>
    <meta:editing-duration>PT02H23M47S</meta:editing-duration>
    <meta:editing-cycles>224</meta:editing-cycles>
    <meta:generator>OpenOffice.org/3.2$Unix OpenOffice.org_project/320m18$Build-9502</meta:generator>
    <meta:document-statistic meta:table-count="0" meta:image-count="1" meta:object-count="0" meta:page-count="4" meta:paragraph-count="38" meta:word-count="526" meta:character-count="1176"/>
  </office:meta>
</office:document-meta>
</file>